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596f7" officeooo:paragraph-rsid="000596f7"/>
    </style:style>
    <style:style style:name="P8" style:family="paragraph" style:parent-style-name="Table_20_Contents">
      <style:text-properties officeooo:paragraph-rsid="00060b39"/>
    </style:style>
    <style:style style:name="P9" style:family="paragraph" style:parent-style-name="Table_20_Contents">
      <style:text-properties officeooo:rsid="0007de2f" officeooo:paragraph-rsid="0007de2f"/>
    </style:style>
    <style:style style:name="P10" style:family="paragraph" style:parent-style-name="Table_20_Contents">
      <style:text-properties officeooo:paragraph-rsid="0007ef36"/>
    </style:style>
    <style:style style:name="P11" style:family="paragraph" style:parent-style-name="Table_20_Contents">
      <style:text-properties officeooo:rsid="0007ef36" officeooo:paragraph-rsid="0007ef36"/>
    </style:style>
    <style:style style:name="P12" style:family="paragraph" style:parent-style-name="Table_20_Contents">
      <style:text-properties officeooo:rsid="00090cc9" officeooo:paragraph-rsid="00090cc9"/>
    </style:style>
    <style:style style:name="P13" style:family="paragraph" style:parent-style-name="Table_20_Contents">
      <style:text-properties officeooo:rsid="00097ac6" officeooo:paragraph-rsid="00097ac6"/>
    </style:style>
    <style:style style:name="P14" style:family="paragraph" style:parent-style-name="Table_20_Contents">
      <style:text-properties officeooo:rsid="000a73d0" officeooo:paragraph-rsid="000a73d0"/>
    </style:style>
    <style:style style:name="P15" style:family="paragraph" style:parent-style-name="Table_20_Contents">
      <style:text-properties officeooo:paragraph-rsid="000a73d0"/>
    </style:style>
    <style:style style:name="P16" style:family="paragraph" style:parent-style-name="Table_20_Contents">
      <style:text-properties officeooo:rsid="000c28e1" officeooo:paragraph-rsid="000c28e1"/>
    </style:style>
    <style:style style:name="P17" style:family="paragraph" style:parent-style-name="Table_20_Contents">
      <style:text-properties officeooo:paragraph-rsid="000c28e1"/>
    </style:style>
    <style:style style:name="P18" style:family="paragraph" style:parent-style-name="Table_20_Contents">
      <style:text-properties officeooo:rsid="000db42b" officeooo:paragraph-rsid="000db42b"/>
    </style:style>
    <style:style style:name="P19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20" style:family="paragraph" style:parent-style-name="Table_20_Contents">
      <style:text-properties officeooo:paragraph-rsid="000c28e1"/>
    </style:style>
    <style:style style:name="P21" style:family="paragraph" style:parent-style-name="Table_20_Contents">
      <style:text-properties officeooo:rsid="00107936" officeooo:paragraph-rsid="00107936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96f7"/>
    </style:style>
    <style:style style:name="T4" style:family="text">
      <style:text-properties officeooo:rsid="0007de2f"/>
    </style:style>
    <style:style style:name="T5" style:family="text">
      <style:text-properties officeooo:rsid="00090cc9"/>
    </style:style>
    <style:style style:name="T6" style:family="text">
      <style:text-properties officeooo:rsid="000a73d0"/>
    </style:style>
    <style:style style:name="T7" style:family="text">
      <style:text-properties fo:font-variant="normal" fo:text-transform="none" fo:color="#000000" fo:font-size="9.75pt" fo:letter-spacing="normal" fo:font-style="normal" fo:font-weight="normal" officeooo:rsid="000c28e1"/>
    </style:style>
    <style:style style:name="T8" style:family="text">
      <style:text-properties officeooo:rsid="000c28e1"/>
    </style:style>
    <style:style style:name="T9" style:family="text">
      <style:text-properties officeooo:rsid="000ec4b7"/>
    </style:style>
    <style:style style:name="T10" style:family="text">
      <style:text-properties officeooo:rsid="00107936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9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<text:span text:style-name="T3">­S</text:span>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2. Herramientas de administración de sistemas de archiv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Davide Gallitelli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…... minutos.</text:p>
      <text:p text:style-name="Standard">1. He resuelto todas las dudas que tenía antes de iniciar la sesión de prácticas: <text:span text:style-name="T3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8">Bloques y I-nodes; administracion de cuotas</text:p>
            <text:p text:style-name="P18"/>
            <text:p text:style-name="P18"/>
            <text:p text:style-name="P18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8">Antes de empiezar la seccion de practica, se puede hacer un repaso de conceptos vejos necesarios para la comprension de la practica. En esto caso, como bloques, I-nodes.</text:p>
            <text:p text:style-name="P18"/>
            <text:p text:style-name="P18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2.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<text:line-break/>mke2fs -L LABEL_ext3 -t ext3 /dev/loop<text:span text:style-name="T4">8</text:span></text:p>
            <text:p text:style-name="P8">mke2fs -L LABEL_ext4 -t ext4 /dev/loop<text:span text:style-name="T4">9</text:span></text:p>
          </table:table-cell>
        </table:table-row>
      </table:table>
      <text:p text:style-name="Standard"/>
      <text:p text:style-name="Standard">Mi solución a la <text:span text:style-name="T2">actividad 2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a) tune2fs -c 0 /dev/loop8</text:p>
            <text:p text:style-name="P9">b) tune2fs -u dave95 /dev/loop9</text:p>
          </table:table-cell>
        </table:table-row>
      </table:table>
      <text:p text:style-name="Standard"/>
      <text:p text:style-name="Standard">Mi solución a la <text:span text:style-name="T2">actividad 2.7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yum list installed</text:p>
            <text:p text:style-name="P12">yum remove <text:span text:style-name="T9">tcp_wrappers-7.6-59.fc14</text:span></text:p>
            <text:p text:style-name="P10">mkdir /mnt/paquetes </text:p>
            <text:p text:style-name="P10">mount none /mnt/paquetes -t hostfs -o /fenix/depar/lsi/so/paquetes</text:p>
            <text:p text:style-name="P10">cd /mnt/paquetes</text:p>
            <text:p text:style-name="P10"> <text:span text:style-name="T5">yum install tcp_wrappers-7.6-59.fc14.i686.rpm</text:span></text:p>
          </table:table-cell>
        </table:table-row>
      </table:table>
      <text:p text:style-name="Standard"/>
      <text:p text:style-name="Standard">Mi solución a la <text:span text:style-name="T2">actividad 2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3">0) rpm -q -a //para listar todo los paquetes instalados</text:p>
            <text:p text:style-name="P13">1) rp m -q -i curl-7.21.0-8.fc14 --list</text:p>
            <text:p text:style-name="P13">2) rpm -q -i curl-7.21.0-8.fc14 –configfiles</text:p>
            <text:p text:style-name="P13">3<text:span text:style-name="T6">a</text:span>) rpm <text:s/>-<text:span text:style-name="T6">q -i </text:span>curl-7.21.0-8.fc14 --requires</text:p>
            <text:p text:style-name="P15"><text:span text:style-name="T6">3b) rpm -q -p &lt;</text:span><text:span text:style-name="T7">paqueteLink.rpm&gt; --requires</text:span></text:p>
            <text:p text:style-name="P14">//Esto es un ejemplo de paquete no instalado, y de una query para obtener <text:span text:style-name="T8">los paquetes requeridos para un rpm para descargar.</text:span></text:p>
            <text:p text:style-name="P17"><text:span text:style-name="T7">4) </text:span> rpm -i quota<text:span text:style-name="T8">[...]</text:span>.rpm</text:p>
            <text:p text:style-name="P16">5) rpm -i sysstat[...].rpm</text:p>
            <text:p text:style-name="P16">rpm -e sysstat[...].rpm -vv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Mi solución a la <text:span text:style-name="T2">actividad 2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7">//<text:span text:style-name="T10">despues haber editado el file /etc/fstab para anadir el device /dev/loop0</text:span></text:p>
            <text:p text:style-name="P21">mount -a</text:p>
            <text:p text:style-name="P21">quotacheck -nm /mnt/ext3</text:p>
            <text:p text:style-name="P21">quotaon -a</text:p>
            <text:p text:style-name="P21">edquota test //el mio utente nuevo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8</meta:editing-cycles>
    <meta:creation-date>2011-10-05T09:46:35.67</meta:creation-date>
    <meta:editing-duration>P1DT28M49S</meta:editing-duration>
    <meta:generator>LibreOffice/4.2.8.2$Linux_X86_64 LibreOffice_project/420m0$Build-2</meta:generator>
    <dc:date>2015-10-13T12:49:25.435984274</dc:date>
    <meta:print-date>2011-10-06T10:39:21.37</meta:print-date>
    <meta:document-statistic meta:table-count="11" meta:image-count="1" meta:object-count="0" meta:page-count="3" meta:paragraph-count="44" meta:word-count="329" meta:character-count="2077" meta:non-whitespace-character-count="1781"/>
    <meta:user-defined meta:name="Información 1"/>
    <meta:user-defined meta:name="Información 2"/>
    <meta:user-defined meta:name="Información 3"/>
    <meta:user-defined meta:name="Información 4"/>
  </office:meta>
</office:document-meta>
</file>